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Ejercicio 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cripcion</text:p>
          </table:table-cell>
          <table:table-cell office:value-type="string" calcext:value-type="string">
            <text:p>Tiene Elementos</text:p>
          </table:table-cell>
          <table:table-cell office:value-type="string" calcext:value-type="string">
            <text:p><text:s/>Valor</text:p>
          </table:table-cell>
          <table:table-cell table:style-name="ce3" office:value-type="string" calcext:value-type="string">
            <text:p>Resultado Esperado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so 1 Red vac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({},{},{})</text:p>
          </table:table-cell>
          <table:table-cell office:value-type="string" calcext:value-type="string">
            <text:p><text:s/>{}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so 2 Red con un Usuar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/>({u1},{},{})</text:p>
          </table:table-cell>
          <table:table-cell office:value-type="string" calcext:value-type="string">
            <text:p>{nombreu1}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so 3 Red <text:s/>Usuarios que se repit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/>({(10, Juan),(4, Juan),(6, Maria)},{},{})</text:p>
          </table:table-cell>
          <table:table-cell office:value-type="string" calcext:value-type="string">
            <text:p>{Juan, Maria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o 3 Red Usuarios que no se repit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/>({(10, Juan),(4, Julia),(6, Maria)},{},{})</text:p>
          </table:table-cell>
          <table:table-cell office:value-type="string" calcext:value-type="string">
            <text:p>{Juan, Julia, Maria}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Ejercicio 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cripcion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aso 1 </text:p>
          </table:table-cell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8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32:43.430356377</meta:creation-date>
    <dc:date>2023-05-11T16:39:59.668454428</dc:date>
    <meta:editing-duration>PT8M49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